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ielformulierung:</text:p>
      <text:p text:style-name="Standard">Wir wollen ein Auslandssemester in der Universität Polytechnic of Namibia in Windhoek erfolgreich absolvieren und ohne große finanzielle Verluste zurückkehren.</text:p>
      <text:p text:style-name="Standard"/>
      <text:p text:style-name="Standard">Unter Erfolgreich absolvieren verstehen wir, dass alle Prüfungen an denen wir teilnehmen werden bestanden und anerkannt werden.</text:p>
      <text:p text:style-name="Standard"/>
      <text:p text:style-name="Standard">Unter finanziellen Verlusten verstehen wir, dass wir deutlich mehr in Namibia ausgeben als wir es zu hause tun würden. Um es Messbar zu machen nehmen wir unser einkommen</text:p>
      <text:p text:style-name="Standard"/>
      <text:p text:style-name="Standard">Kosten gering halten:</text:p>
      <text:list xml:id="list275132499" text:style-name="L1">
        <text:list-item>
          <text:p text:style-name="P1">Förderung: „go to Afrika“ (zur Zeit Abgelaufen)</text:p>
        </text:list-item>
        <text:list-item>
          <text:p text:style-name="P1">Auslands bafög beantragen</text:p>
        </text:list-item>
        <text:list-item>
          <text:p text:style-name="P1">Stipendien</text:p>
        </text:list-item>
        <text:list-item>
          <text:p text:style-name="P1">Jobs vor Ort (Eventuell schwer zu finden)</text:p>
        </text:list-item>
      </text:list>
      <text:p text:style-name="Standard"/>
      <text:p text:style-name="Standard">Ausgabenquellen:</text:p>
      <text:list xml:id="list420291991" text:style-name="L2">
        <text:list-item>
          <text:p text:style-name="P2">Flug (ungefähr 1000 Euro mit Air Berlin)</text:p>
        </text:list-item>
        <text:list-item>
          <text:p text:style-name="P2">Versicherung (Reiseversicherung oder Privatversicherung)</text:p>
        </text:list-item>
        <text:list-item>
          <text:p text:style-name="P2">Unterkunft (300-400 Euro im Monat )</text:p>
        </text:list-item>
        <text:list-item>
          <text:p text:style-name="P2">Semester gebühren (Entfällt bei uns)</text:p>
        </text:list-item>
      </text:list>
      <text:p text:style-name="Standard"/>
      <text:p text:style-name="Standard">Fix Kosten <text:tab/><text:tab/>ungefähr 1000 Euro</text:p>
      <text:p text:style-name="Standard"><text:tab/><text:tab/><text:tab/>400 Euro pro Monat</text:p>
      <text:p text:style-name="Standard"/>
      <text:p text:style-name="Standard">variable Kosten <text:tab/>200 Euro pro Monat</text:p>
      <text:p text:style-name="Standard"/>
      <text:p text:style-name="Standard">Die Preise für Lebensmittel, Kleidung und ähnliches sind vergleichbar mit Deutschland </text:p>
      <text:p text:style-name="P3">Projektplan:</text:p>
      <text:p text:style-name="P3">Individuelle Reflexion:</text:p>
      <text:p text:style-name="P3">Gemeinsame Reflexion:</text:p>
      <text:p text:style-name="P3">Anha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Kotz</meta:initial-creator>
    <meta:creation-date>2012-05-31T10:13:14</meta:creation-date>
    <meta:document-statistic meta:table-count="0" meta:image-count="0" meta:object-count="0" meta:page-count="5" meta:paragraph-count="22" meta:word-count="150" meta:character-count="1043" meta:non-whitespace-character-count="916"/>
    <dc:date>2012-05-31T10:46:37</dc:date>
    <dc:creator>Patrick Kotz</dc:creator>
    <meta:editing-duration>PT2M33S</meta:editing-duration>
    <meta:editing-cycles>1</meta:editing-cycles>
    <meta:generator>LibreOffice/3.4$Unix LibreOffice_project/340m1$Build-1505</meta:generator>
  </office:meta>
</office:document-meta>
</file>